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rebuchet MS" svg:font-family="'Trebuchet MS'"/>
    <style:font-face style:name="DejaVu Sans" svg:font-family="'DejaVu Sans'" style:font-family-generic="swiss"/>
    <style:font-face style:name="Monospace" svg:font-family="Monospace" style:font-family-generic="swiss"/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d9367" officeooo:paragraph-rsid="000d936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3c1a94"/>
    </style:style>
    <style:style style:name="P4" style:family="paragraph" style:parent-style-name="Standard">
      <style:text-properties officeooo:paragraph-rsid="0042f00e"/>
    </style:style>
    <style:style style:name="P5" style:family="paragraph" style:parent-style-name="Standard">
      <style:text-properties officeooo:paragraph-rsid="00443e43"/>
    </style:style>
    <style:style style:name="P6" style:family="paragraph" style:parent-style-name="Standard">
      <style:text-properties officeooo:paragraph-rsid="0045be44"/>
    </style:style>
    <style:style style:name="P7" style:family="paragraph" style:parent-style-name="Standard">
      <style:text-properties officeooo:paragraph-rsid="00471c9b"/>
    </style:style>
    <style:style style:name="P8" style:family="paragraph" style:parent-style-name="Heading_20_3">
      <style:text-properties officeooo:paragraph-rsid="00471c9b"/>
    </style:style>
    <style:style style:name="P9" style:family="paragraph" style:parent-style-name="Heading_20_1">
      <style:paragraph-properties fo:line-height="115%" style:writing-mode="lr-tb"/>
    </style:style>
    <style:style style:name="P10" style:family="paragraph" style:parent-style-name="Heading_20_1"/>
    <style:style style:name="P11" style:family="paragraph" style:parent-style-name="Heading_20_1">
      <style:paragraph-properties fo:break-before="page"/>
    </style:style>
    <style:style style:name="P12" style:family="paragraph" style:parent-style-name="CODE">
      <style:text-properties fo:font-size="6pt" style:font-size-asian="6pt" style:font-size-complex="6pt"/>
    </style:style>
    <style:style style:name="P13" style:family="paragraph" style:parent-style-name="CODE">
      <style:text-properties fo:font-size="6pt" style:font-size-asian="6pt" style:font-size-complex="6pt"/>
    </style:style>
    <style:style style:name="P14" style:family="paragraph" style:parent-style-name="CODE">
      <style:text-properties fo:font-size="6pt" style:font-size-asian="6pt" style:font-size-complex="6pt"/>
    </style:style>
    <style:style style:name="P15" style:family="paragraph" style:parent-style-name="CODE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CODE">
      <style:text-properties style:use-window-font-color="true" fo:font-size="6pt" style:font-size-asian="6pt" style:font-size-complex="6pt"/>
    </style:style>
    <style:style style:name="P17" style:family="paragraph" style:parent-style-name="CODE">
      <style:text-properties fo:font-size="8pt" style:font-size-asian="8pt" style:font-size-complex="8pt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3" style:family="text">
      <style:text-properties fo:color="#00aa00" style:font-name="Monospace" fo:font-size="10pt" fo:font-weight="bold" style:font-size-asian="10pt" style:font-weight-asian="bold"/>
    </style:style>
    <style:style style:name="T4" style:family="text">
      <style:text-properties fo:color="#00aa00" style:font-name="Monospace" fo:font-style="italic" style:font-style-asian="italic"/>
    </style:style>
    <style:style style:name="T5" style:family="text">
      <style:text-properties fo:color="#00aa00" style:font-name="Monospace" fo:font-style="italic" style:text-underline-style="solid" style:text-underline-width="auto" style:text-underline-color="font-color" style:font-style-asian="italic"/>
    </style:style>
    <style:style style:name="T6" style:family="text">
      <style:text-properties fo:color="#00aa00" style:font-name="Monospace" fo:font-style="italic" fo:font-weight="bold" style:font-style-asian="italic" style:font-weight-asian="bold" style:font-weight-complex="bold"/>
    </style:style>
    <style:style style:name="T7" style:family="text">
      <style:text-properties fo:color="#00aa00" style:font-name="Monospace" fo:font-weight="bold" style:font-weight-asian="bold"/>
    </style:style>
    <style:style style:name="T8" style:family="text">
      <style:text-properties fo:color="#0000ff" style:font-name="Monospace"/>
    </style:style>
    <style:style style:name="T9" style:family="text">
      <style:text-properties fo:color="#0000ff" style:font-name="Monospace" fo:font-size="10pt" style:font-size-asian="10pt"/>
    </style:style>
    <style:style style:name="T10" style:family="text">
      <style:text-properties fo:color="#0000ff" style:font-name="Monospace" fo:font-weight="bold" style:font-weight-asian="bold" style:font-weight-complex="bold"/>
    </style:style>
    <style:style style:name="T11" style:family="text">
      <style:text-properties fo:color="#000000" style:font-name="Monospace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officeooo:rsid="0042f00e" style:font-size-asian="10pt"/>
    </style:style>
    <style:style style:name="T14" style:family="text">
      <style:text-properties fo:color="#000000" style:font-name="Monospace" fo:font-size="10pt" officeooo:rsid="0045be44" style:font-size-asian="10pt"/>
    </style:style>
    <style:style style:name="T15" style:family="text">
      <style:text-properties fo:color="#000000" style:font-name="Monospace" fo:font-size="10pt" officeooo:rsid="00471c9b" style:font-size-asian="10pt"/>
    </style:style>
    <style:style style:name="T16" style:family="text">
      <style:text-properties fo:color="#000000" style:font-name="Monospace" fo:font-size="10pt" fo:font-weight="bold" style:font-size-asian="10pt" style:font-weight-asian="bold"/>
    </style:style>
    <style:style style:name="T17" style:family="text">
      <style:text-properties fo:color="#000000" style:font-name="Monospace" fo:font-size="10pt" fo:font-style="italic" style:font-size-asian="10pt" style:font-style-asian="italic"/>
    </style:style>
    <style:style style:name="T18" style:family="text">
      <style:text-properties fo:color="#000000" style:font-name="Monospace" fo:font-weight="bold" style:font-weight-asian="bold"/>
    </style:style>
    <style:style style:name="T19" style:family="text">
      <style:text-properties fo:color="#000000" style:font-name="Monospace" fo:font-weight="bold" style:font-weight-asian="bold" style:font-weight-complex="bold"/>
    </style:style>
    <style:style style:name="T20" style:family="text">
      <style:text-properties fo:color="#000000" style:font-name="Monospace" fo:font-weight="normal" style:font-weight-asian="normal" style:font-weight-complex="normal"/>
    </style:style>
    <style:style style:name="T21" style:family="text">
      <style:text-properties fo:color="#000000" style:font-name="Monospace" officeooo:rsid="003d1e00"/>
    </style:style>
    <style:style style:name="T22" style:family="text">
      <style:text-properties fo:color="#000000" style:font-name="Monospace" officeooo:rsid="00471c9b"/>
    </style:style>
    <style:style style:name="T23" style:family="text">
      <style:text-properties fo:color="#000000" style:font-name="Monospace" fo:font-style="italic" style:font-style-asian="italic"/>
    </style:style>
    <style:style style:name="T24" style:family="text">
      <style:text-properties fo:color="#800000" style:font-name="Monospace"/>
    </style:style>
    <style:style style:name="T25" style:family="text">
      <style:text-properties fo:color="#800000" style:font-name="Monospace" fo:font-size="10pt" style:font-size-asian="10pt"/>
    </style:style>
    <style:style style:name="T26" style:family="text">
      <style:text-properties fo:color="#800000" style:font-name="Monospace" fo:font-weight="bold" style:font-weight-asian="bold" style:font-weight-complex="bold"/>
    </style:style>
    <style:style style:name="T27" style:family="text">
      <style:text-properties officeooo:rsid="000d9367"/>
    </style:style>
    <style:style style:name="T28" style:family="text">
      <style:text-properties fo:color="#a52a2a" style:font-name="Monospace"/>
    </style:style>
    <style:style style:name="T29" style:family="text">
      <style:text-properties fo:color="#a52a2a" style:font-name="Monospace" fo:font-size="10pt" style:font-size-asian="10pt"/>
    </style:style>
    <style:style style:name="T30" style:family="text">
      <style:text-properties fo:color="#a52a2a" style:font-name="Monospace" fo:font-size="10pt" style:text-underline-style="solid" style:text-underline-width="auto" style:text-underline-color="font-color" style:font-size-asian="10pt"/>
    </style:style>
    <style:style style:name="T31" style:family="text">
      <style:text-properties fo:color="#a52a2a" style:font-name="Monospace" style:text-underline-style="solid" style:text-underline-width="auto" style:text-underline-color="font-color"/>
    </style:style>
    <style:style style:name="T32" style:family="text">
      <style:text-properties fo:color="#a52a2a" style:font-name="Monospace" fo:font-weight="normal" style:font-weight-asian="normal" style:font-weight-complex="normal"/>
    </style:style>
    <style:style style:name="T33" style:family="text">
      <style:text-properties officeooo:rsid="003c1a94"/>
    </style:style>
    <style:style style:name="T34" style:family="text">
      <style:text-properties style:font-name="Monospace" style:text-underline-style="solid" style:text-underline-width="auto" style:text-underline-color="font-color"/>
    </style:style>
    <style:style style:name="T35" style:family="text">
      <style:text-properties fo:font-size="16pt" fo:font-weight="bold" officeooo:rsid="003c1a94" style:font-size-asian="16pt" style:font-weight-asian="bold" style:font-size-complex="16pt" style:font-weight-complex="bold"/>
    </style:style>
    <style:style style:name="T36" style:family="text">
      <style:text-properties officeooo:rsid="003d1e00"/>
    </style:style>
    <style:style style:name="T37" style:family="text">
      <style:text-properties officeooo:rsid="003ff9f5"/>
    </style:style>
    <style:style style:name="T38" style:family="text">
      <style:text-properties officeooo:rsid="0042f00e"/>
    </style:style>
    <style:style style:name="T39" style:family="text">
      <style:text-properties officeooo:rsid="00443e43"/>
    </style:style>
    <style:style style:name="T40" style:family="text">
      <style:text-properties officeooo:rsid="0045be44"/>
    </style:style>
    <style:style style:name="T41" style:family="text">
      <style:text-properties officeooo:rsid="0046ccce"/>
    </style:style>
    <style:style style:name="T42" style:family="text">
      <style:text-properties officeooo:rsid="00471c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RefHeading__3861_1311663637"/><text:bookmark text:name="h.4tmyu4mf0yuo"/>Jacek Radajewski <text:span text:style-name="T27">(43612772)</text:span><text:bookmark-end text:name="__RefHeading__3861_1311663637"/></text:p>
      <text:p text:style-name="P2"><text:bookmark-start text:name="__RefHeading__3973_1311663637"/>SCIE2100 Prac <text:span text:style-name="T33">3</text:span><text:bookmark-end text:name="__RefHeading__3973_1311663637"/></text:p>
      <text:p text:style-name="P3"><text:span text:style-name="T35">14/04/2014</text:span></text:p>
      <text:h text:style-name="P9" text:outline-level="10"><text:bookmark-start text:name="__RefHeading__3863_1311663637"/><text:bookmark text:name="h.1ybqqsvmhqhf"/>Question 1<text:bookmark-end text:name="__RefHeading__3863_1311663637"/></text:h>
      <text:h text:style-name="P13" text:outline-level="10"><text:span text:style-name="T8">def</text:span><text:span text:style-name="T11"> </text:span><text:span text:style-name="T18">alignGlobal</text:span><text:span text:style-name="T11">(seqA, seqB, substMatrix, gap=-</text:span><text:span text:style-name="T24">1</text:span><text:span text:style-name="T11">):</text:span></text:h>
      <text:p text:style-name="P12"><text:span text:style-name="T11"/></text:p>
      <text:p text:style-name="P12"><text:span text:style-name="T11">.</text:span></text:p>
      <text:p text:style-name="P12"><text:span text:style-name="T11">.</text:span></text:p>
      <text:p text:style-name="P12"><text:span text:style-name="T11">.</text:span></text:p>
      <text:p text:style-name="P12"><text:span text:style-name="T11"><text:s text:c="4"/></text:span></text:p>
      <text:p text:style-name="P12"><text:span text:style-name="T11"><text:s text:c="4"/></text:span><text:span text:style-name="T28"># ~~~~~~~~~~~~~~~~~~~~~~~~~~~~~~~~~~~~~~~~~~~~~~~~~~~~~~~~~~~~~~~~~~~~~~~~~~~~~~~~~~~~</text:span></text:p>
      <text:p text:style-name="P12"><text:span text:style-name="T11"><text:s text:c="4"/></text:span><text:span text:style-name="T28"># starting at the bottom right hand corner of the matrix trace back to the origin 0,0</text:span></text:p>
      <text:p text:style-name="P12"><text:span text:style-name="T11"><text:s text:c="4"/></text:span><text:span text:style-name="T8">while</text:span><text:span text:style-name="T11"> i &gt; </text:span><text:span text:style-name="T24">0</text:span><text:span text:style-name="T11"> </text:span><text:span text:style-name="T8">and</text:span><text:span text:style-name="T11"> j &gt; </text:span><text:span text:style-name="T24">0</text:span><text:span text:style-name="T11">: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2"><text:span text:style-name="T11"><text:s text:c="8"/></text:span><text:span text:style-name="T10">if</text:span><text:span text:style-name="T19"> S[i, j] == S[i - </text:span><text:span text:style-name="T26">1</text:span><text:span text:style-name="T19">, j] + gap:</text:span></text:p>
      <text:p text:style-name="P15"><text:span text:style-name="T11"><text:s text:c="12"/>alignA = seqA[i - </text:span><text:span text:style-name="T24">1</text:span><text:span text:style-name="T11">] + alignA</text:span></text:p>
      <text:p text:style-name="P15"><text:span text:style-name="T11"><text:s text:c="12"/>alignB = </text:span><text:span text:style-name="T4">"-"</text:span><text:span text:style-name="T11"> + alignB</text:span></text:p>
      <text:p text:style-name="P15"><text:span text:style-name="T11"><text:s text:c="12"/>i -= </text:span><text:span text:style-name="T24">1</text:span></text:p>
      <text:p text:style-name="P15"><text:span text:style-name="T11"><text:s text:c="8"/></text:span><text:span text:style-name="T8">elif</text:span><text:span text:style-name="T11"> S[i, j] == S[i, j - </text:span><text:span text:style-name="T24">1</text:span><text:span text:style-name="T11">] + gap: </text:span></text:p>
      <text:p text:style-name="P15"><text:span text:style-name="T11"><text:s text:c="11"/></text:span><text:span text:style-name="T20"><text:s/></text:span><text:span text:style-name="T32"># Got here by a gap in sequence A (go left)</text:span></text:p>
      <text:p text:style-name="P15"><text:span text:style-name="T11"><text:s text:c="12"/>alignA = </text:span><text:span text:style-name="T4">"-"</text:span><text:span text:style-name="T11"> + alignA</text:span></text:p>
      <text:p text:style-name="P15"><text:span text:style-name="T11"><text:s text:c="12"/>alignB = seqB[j - </text:span><text:span text:style-name="T24">1</text:span><text:span text:style-name="T11">] + alignB</text:span></text:p>
      <text:p text:style-name="P15"><text:span text:style-name="T11"><text:s text:c="12"/>j -= </text:span><text:span text:style-name="T24">1</text:span></text:p>
      <text:p text:style-name="P12"><text:span text:style-name="T11"><text:s text:c="8"/></text:span><text:span text:style-name="T8">else</text:span><text:span text:style-name="T11">:</text:span></text:p>
      <text:p text:style-name="P12"><text:span text:style-name="T11"><text:s text:c="12"/></text:span><text:span text:style-name="T28"># Got here by aligning the bases (go diagonally)</text:span></text:p>
      <text:p text:style-name="P12"><text:span text:style-name="T11"><text:s text:c="12"/>alignA = seqA[i - </text:span><text:span text:style-name="T24">1</text:span><text:span text:style-name="T11">] + alignA</text:span></text:p>
      <text:p text:style-name="P12"><text:span text:style-name="T11"><text:s text:c="12"/>alignB = seqB[j - </text:span><text:span text:style-name="T24">1</text:span><text:span text:style-name="T11">] + alignB</text:span></text:p>
      <text:p text:style-name="P12"><text:span text:style-name="T11"><text:s text:c="12"/>i -= </text:span><text:span text:style-name="T24">1</text:span></text:p>
      <text:p text:style-name="P12"><text:span text:style-name="T11"><text:s text:c="12"/>j -= </text:span><text:span text:style-name="T24">1</text:span></text:p>
      <text:p text:style-name="P12"><text:span text:style-name="T11"><text:s text:c="4"/></text:span><text:span text:style-name="T28"># Fill in the rest of the alignment if it begins with gaps</text:span></text:p>
      <text:p text:style-name="P12"><text:span text:style-name="T11"><text:s text:c="4"/></text:span><text:span text:style-name="T28"># (i.e., </text:span><text:span text:style-name="T31">traceback</text:span><text:span text:style-name="T28"> all the way to S[0, 0])</text:span></text:p>
      <text:p text:style-name="P12"><text:span text:style-name="T11"><text:s text:c="4"/></text:span><text:span text:style-name="T8">while</text:span><text:span text:style-name="T11"> i &gt; </text:span><text:span text:style-name="T24">0</text:span><text:span text:style-name="T11">:</text:span></text:p>
      <text:p text:style-name="P12"><text:span text:style-name="T11"><text:s text:c="8"/></text:span><text:span text:style-name="T28"># Go up</text:span></text:p>
      <text:p text:style-name="P12"><text:span text:style-name="T11"><text:s text:c="8"/></text:span><text:span text:style-name="T19">alignA = seqA[i - </text:span><text:span text:style-name="T26">1</text:span><text:span text:style-name="T19">] + alignA</text:span></text:p>
      <text:p text:style-name="P15"><text:span text:style-name="T11"><text:s text:c="8"/>alignB = </text:span><text:span text:style-name="T4">"-"</text:span><text:span text:style-name="T11"> + alignB</text:span></text:p>
      <text:p text:style-name="P12"><text:span text:style-name="T11"><text:s text:c="8"/>i </text:span><text:span text:style-name="T21">-</text:span><text:span text:style-name="T11">= </text:span><text:span text:style-name="T24">1</text:span></text:p>
      <text:p text:style-name="P12"><text:span text:style-name="T11"><text:s text:c="4"/></text:span><text:span text:style-name="T8">while</text:span><text:span text:style-name="T11"> j &gt; </text:span><text:span text:style-name="T24">0</text:span><text:span text:style-name="T11">:</text:span></text:p>
      <text:p text:style-name="P12"><text:span text:style-name="T11"><text:s text:c="8"/></text:span><text:span text:style-name="T28"># Go left</text:span></text:p>
      <text:p text:style-name="P12"><text:span text:style-name="T11"><text:s text:c="8"/></text:span><text:span text:style-name="T19">alignA = </text:span><text:span text:style-name="T6">"-"</text:span><text:span text:style-name="T19"> + alignA</text:span></text:p>
      <text:p text:style-name="P15"><text:span text:style-name="T11"><text:s text:c="8"/>alignB = seqB[j - </text:span><text:span text:style-name="T24">1</text:span><text:span text:style-name="T11">] + alignB</text:span></text:p>
      <text:p text:style-name="P12"><text:span text:style-name="T11"><text:s text:c="8"/>j -</text:span><text:span text:style-name="T21">=</text:span><text:span text:style-name="T11"> </text:span><text:span text:style-name="T24">1</text:span></text:p>
      <text:p text:style-name="P12"><text:span text:style-name="T11"><text:s text:c="4"/>alignment = Alignment([Sequence(alignA, seqA.alphabet, seqA.name, gappy=</text:span><text:span text:style-name="T8">True</text:span><text:span text:style-name="T11">), Sequence(alignB, seqB.alphabet, seqB.name, gappy=</text:span><text:span text:style-name="T8">True</text:span><text:span text:style-name="T11">)])</text:span></text:p>
      <text:p text:style-name="P12"><text:span text:style-name="T11"><text:s text:c="4"/>alignment.gap_penalty = gap </text:span><text:span text:style-name="T28"># save the gap for future analysis</text:span></text:p>
      <text:p text:style-name="P12"><text:span text:style-name="T11"><text:s text:c="4"/></text:span><text:span text:style-name="T8">return</text:span><text:span text:style-name="T11"> alignment</text:span></text:p>
      <text:h text:style-name="Heading_20_1" text:outline-level="10"><text:span text:style-name="T36">Question 2</text:span></text:h>
      <text:p text:style-name="P13"><text:span text:style-name="T8">def</text:span><text:span text:style-name="T11"> </text:span><text:span text:style-name="T18">alignLocal</text:span><text:span text:style-name="T11">(seqA, seqB, substMatrix, gap=-</text:span><text:span text:style-name="T24">1</text:span><text:span text:style-name="T11">):</text:span></text:p>
      <text:p text:style-name="P16"><text:span text:style-name="T34">.</text:span></text:p>
      <text:p text:style-name="P16"><text:span text:style-name="T34">.</text:span></text:p>
      <text:p text:style-name="P16"><text:span text:style-name="T34">.</text:span></text:p>
      <text:p text:style-name="P12"><text:span text:style-name="T11"><text:s text:c="4"/></text:span><text:span text:style-name="T28"># Stop when we hit the beginning of at least one sequence</text:span></text:p>
      <text:p text:style-name="P12"><text:span text:style-name="T11"><text:s text:c="4"/></text:span><text:span text:style-name="T28"># Local: also stop when we hit a score 0 </text:span></text:p>
      <text:p text:style-name="P12"><text:span text:style-name="T11"><text:s text:c="4"/></text:span><text:span text:style-name="T8">while</text:span><text:span text:style-name="T11"> i &gt; </text:span><text:span text:style-name="T24">0</text:span><text:span text:style-name="T11"> </text:span><text:span text:style-name="T8">and</text:span><text:span text:style-name="T11"> j &gt; </text:span><text:span text:style-name="T24">0</text:span><text:span text:style-name="T11"> </text:span><text:span text:style-name="T8">and</text:span><text:span text:style-name="T11"> S[i, j] &gt; </text:span><text:span text:style-name="T24">0</text:span><text:span text:style-name="T11">: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5"><text:span text:style-name="T11"><text:s text:c="8"/></text:span><text:span text:style-name="T8">if</text:span><text:span text:style-name="T11"> S[i, j] == S[i - </text:span><text:span text:style-name="T24">1</text:span><text:span text:style-name="T11">, j] + gap:</text:span></text:p>
      <text:p text:style-name="P15"><text:span text:style-name="T11"><text:s text:c="12"/>alignA = seqA[i - </text:span><text:span text:style-name="T24">1</text:span><text:span text:style-name="T11">] + alignA</text:span></text:p>
      <text:p text:style-name="P15"><text:span text:style-name="T11"><text:s text:c="12"/>alignB = </text:span><text:span text:style-name="T4">"-"</text:span><text:span text:style-name="T11"> + alignB</text:span></text:p>
      <text:p text:style-name="P15"><text:span text:style-name="T11"><text:s text:c="12"/>i -= </text:span><text:span text:style-name="T24">1</text:span></text:p>
      <text:p text:style-name="P15"><text:span text:style-name="T11"><text:s text:c="8"/></text:span><text:span text:style-name="T8">elif</text:span><text:span text:style-name="T11"> S[i, j] == S[i, j - </text:span><text:span text:style-name="T24">1</text:span><text:span text:style-name="T11">] + gap: </text:span></text:p>
      <text:p text:style-name="P15"><text:span text:style-name="T11"><text:s text:c="12"/>alignA = </text:span><text:span text:style-name="T4">"-"</text:span><text:span text:style-name="T11"> + alignA</text:span></text:p>
      <text:p text:style-name="P15"><text:span text:style-name="T11"><text:s text:c="12"/>alignB = seqB[j - </text:span><text:span text:style-name="T24">1</text:span><text:span text:style-name="T11">] + alignB</text:span></text:p>
      <text:p text:style-name="P15"><text:span text:style-name="T11"><text:s text:c="12"/>j -= </text:span><text:span text:style-name="T24">1</text:span><text:span text:style-name="T11"> <text:s text:c="11"/></text:span></text:p>
      <text:p text:style-name="P12"><text:span text:style-name="T11"><text:s text:c="8"/></text:span><text:span text:style-name="T28"># ~~~~~~~~~~~~~~~~~~~~~~~~~~~~~~~~~~~~~~~~~~~~~~~~~~~~~~~~~~~~~~~~~~~~~~~~~~~~~~~~~~~~ <text:s text:c="11"/></text:span></text:p>
      <text:p text:style-name="P12"><text:span text:style-name="T11"><text:s text:c="8"/></text:span><text:span text:style-name="T8">else</text:span><text:span text:style-name="T11">:</text:span></text:p>
      <text:p text:style-name="P12"><text:span text:style-name="T11"><text:s text:c="12"/></text:span><text:span text:style-name="T28"># Got here by aligning the bases (go diagonally)</text:span></text:p>
      <text:p text:style-name="P12"><text:span text:style-name="T11"><text:s text:c="12"/>alignA = seqA[i - </text:span><text:span text:style-name="T24">1</text:span><text:span text:style-name="T11">] + alignA</text:span></text:p>
      <text:p text:style-name="P12"><text:span text:style-name="T11"><text:s text:c="12"/>alignB = seqB[j - </text:span><text:span text:style-name="T24">1</text:span><text:span text:style-name="T11">] + alignB</text:span></text:p>
      <text:p text:style-name="P12"><text:span text:style-name="T11"><text:s text:c="12"/>i -= </text:span><text:span text:style-name="T24">1</text:span></text:p>
      <text:p text:style-name="P12"><text:span text:style-name="T11"><text:s text:c="12"/>j -= </text:span><text:span text:style-name="T24">1</text:span></text:p>
      <text:p text:style-name="P12"><text:span text:style-name="T11"><text:s text:c="4"/></text:span><text:span text:style-name="T8">return</text:span><text:span text:style-name="T11"> Alignment([Sequence(alignA, seqA.alphabet, seqA.name, gappy=</text:span><text:span text:style-name="T8">True</text:span><text:span text:style-name="T11">), Sequence(alignB, seqB.alphabet, seqB.name, gappy=</text:span><text:span text:style-name="T8">True</text:span><text:span text:style-name="T11">)])</text:span></text:p>
      <text:p text:style-name="P12"/>
      <text:p text:style-name="Heading_20_1"><text:soft-page-break/><text:span text:style-name="T37">Question 3</text:span></text:p>
      <text:p text:style-name="P5"><text:span text:style-name="T39">Two differences between Needleman-Wunsch global and Smith-Waterman local alignments and their corresponding python implementation differences are described below.</text:span></text:p>
      <text:p text:style-name="Heading_20_2"><text:span text:style-name="T39">Negative</text:span><text:span text:style-name="T38"> scores</text:span></text:p>
      <text:p text:style-name="Standard"><text:span text:style-name="T39">One way that Smith-Waterman local alignment is different to Needleman-Wunsch global alignment is that it rejects negative scores. <text:s/>This difference is implemented in the code by adding 0 to the list from which <text:s/>we select the maximum as shown in the code below.</text:span></text:p>
      <text:p text:style-name="Heading_20_3"><text:span text:style-name="T38">Global</text:span></text:p>
      <text:p text:style-name="CODE"><text:span text:style-name="T13">S</text:span><text:span text:style-name="T12">[i, j] = max([match, delete, insert])</text:span></text:p>
      <text:p text:style-name="Heading_20_3"><text:span text:style-name="T38">Local</text:span></text:p>
      <text:p text:style-name="CODE"><text:span text:style-name="T13">S</text:span><text:span text:style-name="T12">[i, j] = max([match, delete, insert, </text:span><text:span text:style-name="T25">0</text:span><text:span text:style-name="T12">])</text:span></text:p>
      <text:p text:style-name="P4"><text:span text:style-name="T38"/></text:p>
      <text:p text:style-name="Heading_20_2"><text:span text:style-name="T40">Traceback start position</text:span></text:p>
      <text:p text:style-name="P8"><text:span text:style-name="T42">Global</text:span></text:p>
      <text:p text:style-name="P7"><text:span text:style-name="T42">Needleman-wunsch traceback starts at the bottom-right-hand corned of the matrix ie last element. <text:s/>The code for obtaining the traceback starting point coordinates is shown below.</text:span></text:p>
      <text:p text:style-name="CODE"><text:span text:style-name="T15"><text:s text:c="4"/>i = lenA</text:span></text:p>
      <text:p text:style-name="CODE"><text:span text:style-name="T12"><text:s text:c="4"/>j = lenB</text:span></text:p>
      <text:p text:style-name="CODE"><text:span text:style-name="T42"/></text:p>
      <text:p text:style-name="P7"><text:span text:style-name="T42">Furthermore the following code applies only to global alignment as local alignment would never start with a gap</text:span></text:p>
      <text:p text:style-name="P12"><text:span text:style-name="T22"><text:s text:c="4"/></text:span><text:span text:style-name="T28"># Fill in the rest of the alignment if it begins with gaps</text:span></text:p>
      <text:p text:style-name="P12"><text:span text:style-name="T11"><text:s text:c="4"/></text:span><text:span text:style-name="T28"># (i.e., </text:span><text:span text:style-name="T31">traceback</text:span><text:span text:style-name="T28"> all the way to S[0, 0])</text:span></text:p>
      <text:p text:style-name="P12"><text:span text:style-name="T11"><text:s text:c="4"/></text:span><text:span text:style-name="T8">while</text:span><text:span text:style-name="T11"> i &gt; </text:span><text:span text:style-name="T24">0</text:span><text:span text:style-name="T11">:</text:span></text:p>
      <text:p text:style-name="P12"><text:span text:style-name="T11"><text:s text:c="8"/></text:span><text:span text:style-name="T28"># Go up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2"><text:span text:style-name="T11"><text:s text:c="8"/>alignA = seqA[i - </text:span><text:span text:style-name="T24">1</text:span><text:span text:style-name="T11">] + alignA</text:span></text:p>
      <text:p text:style-name="P12"><text:span text:style-name="T11"><text:s text:c="8"/>alignB = </text:span><text:span text:style-name="T4">"-"</text:span><text:span text:style-name="T11"> + alignB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2"><text:span text:style-name="T11"><text:s text:c="8"/>i = i - </text:span><text:span text:style-name="T24">1</text:span></text:p>
      <text:p text:style-name="P12"><text:span text:style-name="T11"><text:s text:c="4"/></text:span><text:span text:style-name="T8">while</text:span><text:span text:style-name="T11"> j &gt; </text:span><text:span text:style-name="T24">0</text:span><text:span text:style-name="T11">:</text:span></text:p>
      <text:p text:style-name="P12"><text:span text:style-name="T11"><text:s text:c="8"/></text:span><text:span text:style-name="T28"># Go left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2"><text:span text:style-name="T11"><text:s text:c="8"/>alignA = </text:span><text:span text:style-name="T4">"-"</text:span><text:span text:style-name="T11"> + alignA</text:span></text:p>
      <text:p text:style-name="P12"><text:span text:style-name="T11"><text:s text:c="8"/>alignB = seqB[j - </text:span><text:span text:style-name="T24">1</text:span><text:span text:style-name="T11">] + alignB</text:span></text:p>
      <text:p text:style-name="P12"><text:span text:style-name="T11"><text:s text:c="8"/></text:span><text:span text:style-name="T28"># ~~~~~~~~~~~~~~~~~~~~~~~~~~~~~~~~~~~~~~~~~~~~~~~~~~~~~~~~~~~~~~~~~~~~~~~~~~~~~~~~~~~~</text:span></text:p>
      <text:p text:style-name="P12"><text:span text:style-name="T11"><text:s text:c="8"/>j = j - </text:span><text:span text:style-name="T24">1</text:span></text:p>
      <text:p text:style-name="P12"><text:span text:style-name="T42"/></text:p>
      <text:p text:style-name="Heading_20_3"><text:span text:style-name="T41"/></text:p>
      <text:p text:style-name="Heading_20_3"><text:span text:style-name="T41">Local</text:span></text:p>
      <text:p text:style-name="P6"><text:span text:style-name="T40">Unlike Needleman-Wunsch global alignment, Smith-Waterman traceback does not start at the 'end', bottom-right corner of the matrix. <text:s/>Instead, local alignment traceback starts at the highest </text:span><text:span text:style-name="T41">score.</text:span><text:span text:style-name="T40"> <text:s/>The coordinates of the highest score are obtained by the following code:</text:span></text:p>
      <text:p text:style-name="CODE"><text:span text:style-name="T14">i</text:span><text:span text:style-name="T12"> = </text:span><text:span text:style-name="T25">0</text:span></text:p>
      <text:p text:style-name="CODE"><text:span text:style-name="T12">j = </text:span><text:span text:style-name="T25">0</text:span></text:p>
      <text:p text:style-name="CODE"><text:soft-page-break/><text:span text:style-name="T9">for</text:span><text:span text:style-name="T12"> ii </text:span><text:span text:style-name="T9">in</text:span><text:span text:style-name="T12"> range(</text:span><text:span text:style-name="T25">1</text:span><text:span text:style-name="T12">, lenA + </text:span><text:span text:style-name="T25">1</text:span><text:span text:style-name="T12">):</text:span></text:p>
      <text:p text:style-name="CODE"><text:span text:style-name="T12"><text:s text:c="4"/></text:span><text:span text:style-name="T9">for</text:span><text:span text:style-name="T12"> jj </text:span><text:span text:style-name="T9">in</text:span><text:span text:style-name="T12"> range(</text:span><text:span text:style-name="T25">1</text:span><text:span text:style-name="T12">, lenB + </text:span><text:span text:style-name="T25">1</text:span><text:span text:style-name="T12">):</text:span></text:p>
      <text:p text:style-name="CODE"><text:span text:style-name="T12"><text:s text:c="8"/></text:span><text:span text:style-name="T9">if</text:span><text:span text:style-name="T12"> S[ii, jj] &gt; S[i, j]:</text:span></text:p>
      <text:p text:style-name="CODE"><text:span text:style-name="T12"><text:s text:c="12"/>i = ii</text:span></text:p>
      <text:p text:style-name="CODE"><text:span text:style-name="T12"><text:s text:c="12"/>j = jj</text:span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6"><text:span text:style-name="T40"/></text:p>
      <text:p text:style-name="P11"><text:span text:style-name="T42">Appendix A – Unit tests for Questions 1 &amp; 2</text:span></text:p>
      <text:p text:style-name="P17"><text:span text:style-name="T4">'''</text:span></text:p>
      <text:p text:style-name="P17"><text:span text:style-name="T4">Created on 08/04/2014</text:span></text:p>
      <text:p text:style-name="P17"/>
      <text:p text:style-name="P17"><text:span text:style-name="T7">@author:</text:span><text:span text:style-name="T4"> s4361277</text:span></text:p>
      <text:p text:style-name="P17"><text:span text:style-name="T4">unit tests:</text:span></text:p>
      <text:p text:style-name="P17"><text:span text:style-name="T5">prac</text:span><text:span text:style-name="T4"> 3</text:span></text:p>
      <text:p text:style-name="P17"><text:span text:style-name="T4">questions 1 &amp; 2</text:span></text:p>
      <text:p text:style-name="P17"><text:span text:style-name="T4">'''</text:span></text:p>
      <text:p text:style-name="P17"><text:span text:style-name="T8">import</text:span><text:span text:style-name="T11"> unittest</text:span></text:p>
      <text:p text:style-name="P17"/>
      <text:p text:style-name="P17"><text:span text:style-name="T8">from</text:span><text:span text:style-name="T11"> sequence </text:span><text:span text:style-name="T8">import</text:span><text:span text:style-name="T11"> Sequence, Protein_Alphabet, readSubstMatrix, alignGlobal, alignLocal</text:span></text:p>
      <text:p text:style-name="P17"/>
      <text:p text:style-name="P17"><text:span text:style-name="T8">class</text:span><text:span text:style-name="T11"> </text:span><text:span text:style-name="T18">SequenceTest</text:span><text:span text:style-name="T11">(unittest.TestCase):</text:span></text:p>
      <text:p text:style-name="P17"/>
      <text:p text:style-name="P17"><text:span text:style-name="T11"><text:s text:c="4"/></text:span><text:span text:style-name="T8">def</text:span><text:span text:style-name="T11"> </text:span><text:span text:style-name="T18">setUp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23">self</text:span><text:span text:style-name="T11">.seqA = Sequence(</text:span><text:span text:style-name="T4">"THISLINE"</text:span><text:span text:style-name="T11">, Protein_Alphabet, name=</text:span><text:span text:style-name="T4">"SeqA"</text:span><text:span text:style-name="T11">)</text:span></text:p>
      <text:p text:style-name="P17"><text:span text:style-name="T11"><text:s text:c="8"/></text:span><text:span text:style-name="T23">self</text:span><text:span text:style-name="T11">.seqB = Sequence(</text:span><text:span text:style-name="T4">"ISALIGNED"</text:span><text:span text:style-name="T11">, Protein_Alphabet, name=</text:span><text:span text:style-name="T4">"SeqB"</text:span><text:span text:style-name="T11">)</text:span></text:p>
      <text:p text:style-name="P17"><text:span text:style-name="T11"><text:s text:c="8"/></text:span><text:span text:style-name="T23">self</text:span><text:span text:style-name="T11">.blosum62_matrix = readSubstMatrix(</text:span><text:span text:style-name="T4">"blosum62.matrix"</text:span><text:span text:style-name="T11">, Protein_Alphabet)</text:span></text:p>
      <text:p text:style-name="P17"/>
      <text:p text:style-name="P17"><text:span text:style-name="T11"><text:s text:c="4"/></text:span><text:span text:style-name="T8">def</text:span><text:span text:style-name="T11"> </text:span><text:span text:style-name="T18">tearDown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8">pass</text:span></text:p>
      <text:p text:style-name="P17"/>
      <text:p text:style-name="P17"><text:span text:style-name="T11"><text:s text:c="4"/></text:span><text:span text:style-name="T8">def</text:span><text:span text:style-name="T11"> </text:span><text:span text:style-name="T18">testQuestion1_8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4">""" test question 1; global alignment with a gap penalty of -8 """</text:span><text:span text:style-name="T11"> </text:span></text:p>
      <text:p text:style-name="P17"><text:span text:style-name="T11"><text:s text:c="8"/>aln_global_8 = alignGlobal(</text:span><text:span text:style-name="T23">self</text:span><text:span text:style-name="T11">.seqA, </text:span><text:span text:style-name="T23">self</text:span><text:span text:style-name="T11">.seqB, </text:span><text:span text:style-name="T23">self</text:span><text:span text:style-name="T11">.blosum62_matrix, -</text:span><text:span text:style-name="T24">8</text:span><text:span text:style-name="T11">)</text:span></text:p>
      <text:p text:style-name="P17"><text:span text:style-name="T11"><text:s text:c="8"/>expected1 = aln_global_8.seqs[</text:span><text:span text:style-name="T24">0</text:span><text:span text:style-name="T11">].getSeqString()</text:span></text:p>
      <text:p text:style-name="P17"><text:span text:style-name="T11"><text:s text:c="8"/>expected2 = aln_global_8.seqs[</text:span><text:span text:style-name="T24">1</text:span><text:span text:style-name="T11">].getSeqString()</text:span></text:p>
      <text:p text:style-name="P17"><text:span text:style-name="T11"><text:s text:c="8"/></text:span><text:span text:style-name="T23">self</text:span><text:span text:style-name="T11">.assertEquals(</text:span><text:span text:style-name="T4">"THISLINE-"</text:span><text:span text:style-name="T11">, expected1)</text:span></text:p>
      <text:p text:style-name="P17"><text:span text:style-name="T11"><text:s text:c="8"/></text:span><text:span text:style-name="T23">self</text:span><text:span text:style-name="T11">.assertEquals(</text:span><text:span text:style-name="T4">"ISALIGNED"</text:span><text:span text:style-name="T11">, expected2)</text:span></text:p>
      <text:p text:style-name="P17"><text:span text:style-name="T11"><text:s text:c="8"/></text:span></text:p>
      <text:p text:style-name="P17"><text:span text:style-name="T11"><text:s text:c="4"/></text:span><text:span text:style-name="T8">def</text:span><text:span text:style-name="T11"> </text:span><text:span text:style-name="T18">testQuestion1_4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4">""" test question 1; global alignment with a gap penalty of -4 """</text:span><text:span text:style-name="T11"> <text:s text:c="8"/></text:span></text:p>
      <text:p text:style-name="P17"><text:span text:style-name="T11"><text:s text:c="8"/>aln_global_4 = alignGlobal(</text:span><text:span text:style-name="T23">self</text:span><text:span text:style-name="T11">.seqA, </text:span><text:span text:style-name="T23">self</text:span><text:span text:style-name="T11">.seqB, </text:span><text:span text:style-name="T23">self</text:span><text:span text:style-name="T11">.blosum62_matrix, -</text:span><text:span text:style-name="T24">4</text:span><text:span text:style-name="T11">) <text:s text:c="7"/></text:span></text:p>
      <text:p text:style-name="P17"><text:span text:style-name="T11"><text:s text:c="8"/>expected1 = aln_global_4.seqs[</text:span><text:span text:style-name="T24">0</text:span><text:span text:style-name="T11">].getSeqString()</text:span></text:p>
      <text:p text:style-name="P17"><text:span text:style-name="T11"><text:s text:c="8"/>expected2 = aln_global_4.seqs[</text:span><text:span text:style-name="T24">1</text:span><text:span text:style-name="T11">].getSeqString()</text:span></text:p>
      <text:p text:style-name="P17"><text:span text:style-name="T11"><text:s text:c="8"/></text:span><text:span text:style-name="T23">self</text:span><text:span text:style-name="T11">.assertEquals(</text:span><text:span text:style-name="T4">"THIS-LI-NE-"</text:span><text:span text:style-name="T11">, expected1)</text:span></text:p>
      <text:p text:style-name="P17"><text:span text:style-name="T11"><text:s text:c="8"/></text:span><text:span text:style-name="T23">self</text:span><text:span text:style-name="T11">.assertEquals(</text:span><text:span text:style-name="T4">"--ISALIGNED"</text:span><text:span text:style-name="T11">, expected2)</text:span></text:p>
      <text:p text:style-name="P17"/>
      <text:p text:style-name="P17"><text:span text:style-name="T11"><text:s text:c="4"/></text:span><text:span text:style-name="T8">def</text:span><text:span text:style-name="T11"> </text:span><text:span text:style-name="T18">testQuestion2_8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4">""" test question 2; local alignment with a gap penalty of -8 """</text:span><text:span text:style-name="T11"> <text:s text:c="8"/></text:span></text:p>
      <text:p text:style-name="P17"><text:span text:style-name="T11"><text:s text:c="8"/>aln_local_8 = alignLocal(</text:span><text:span text:style-name="T23">self</text:span><text:span text:style-name="T11">.seqA, </text:span><text:span text:style-name="T23">self</text:span><text:span text:style-name="T11">.seqB, </text:span><text:span text:style-name="T23">self</text:span><text:span text:style-name="T11">.blosum62_matrix, -</text:span><text:span text:style-name="T24">8</text:span><text:span text:style-name="T11">)</text:span></text:p>
      <text:p text:style-name="P17"><text:span text:style-name="T11"><text:s text:c="8"/>expected1 = aln_local_8.seqs[</text:span><text:span text:style-name="T24">0</text:span><text:span text:style-name="T11">].getSeqString()</text:span></text:p>
      <text:p text:style-name="P17"><text:span text:style-name="T11"><text:s text:c="8"/>expected2 = aln_local_8.seqs[</text:span><text:span text:style-name="T24">1</text:span><text:span text:style-name="T11">].getSeqString()</text:span></text:p>
      <text:p text:style-name="P17"><text:span text:style-name="T11"><text:s text:c="8"/></text:span><text:span text:style-name="T23">self</text:span><text:span text:style-name="T11">.assertEquals(</text:span><text:span text:style-name="T4">"SLI-NE"</text:span><text:span text:style-name="T11">, expected1)</text:span></text:p>
      <text:p text:style-name="P17"><text:span text:style-name="T11"><text:s text:c="8"/></text:span><text:span text:style-name="T23">self</text:span><text:span text:style-name="T11">.assertEquals(</text:span><text:span text:style-name="T4">"ALIGNE"</text:span><text:span text:style-name="T11">, expected2) <text:s text:c="7"/></text:span></text:p>
      <text:p text:style-name="P17"><text:span text:style-name="T11"><text:s text:c="8"/></text:span></text:p>
      <text:p text:style-name="P17"><text:span text:style-name="T11"><text:s text:c="4"/></text:span><text:span text:style-name="T8">def</text:span><text:span text:style-name="T11"> </text:span><text:span text:style-name="T18">testQuestion2_4</text:span><text:span text:style-name="T11">(</text:span><text:span text:style-name="T23">self</text:span><text:span text:style-name="T11">):</text:span></text:p>
      <text:p text:style-name="P17"><text:span text:style-name="T11"><text:s text:c="8"/></text:span><text:span text:style-name="T4">""" test question 2; local alignment with a gap penalty of -4 """</text:span><text:span text:style-name="T11"> <text:s text:c="8"/></text:span></text:p>
      <text:p text:style-name="P17"><text:span text:style-name="T11"><text:s text:c="8"/>aln_local_4 = alignLocal(</text:span><text:span text:style-name="T23">self</text:span><text:span text:style-name="T11">.seqA, </text:span><text:span text:style-name="T23">self</text:span><text:span text:style-name="T11">.seqB, </text:span><text:span text:style-name="T23">self</text:span><text:span text:style-name="T11">.blosum62_matrix, -</text:span><text:span text:style-name="T24">4</text:span><text:span text:style-name="T11">)</text:span></text:p>
      <text:p text:style-name="P17"><text:span text:style-name="T11"><text:s text:c="8"/>expected1 = aln_local_4.seqs[</text:span><text:span text:style-name="T24">0</text:span><text:span text:style-name="T11">].getSeqString()</text:span></text:p>
      <text:p text:style-name="P17"><text:span text:style-name="T11"><text:s text:c="8"/>expected2 = aln_local_4.seqs[</text:span><text:span text:style-name="T24">1</text:span><text:span text:style-name="T11">].getSeqString()</text:span></text:p>
      <text:p text:style-name="P17"><text:span text:style-name="T11"><text:s text:c="8"/></text:span><text:span text:style-name="T23">self</text:span><text:span text:style-name="T11">.assertEquals(</text:span><text:span text:style-name="T4">"IS-LI-NE"</text:span><text:span text:style-name="T11">, expected1)</text:span></text:p>
      <text:p text:style-name="P17"><text:span text:style-name="T11"><text:s text:c="8"/></text:span><text:span text:style-name="T23">self</text:span><text:span text:style-name="T11">.assertEquals(</text:span><text:span text:style-name="T4">"ISALIGNE"</text:span><text:span text:style-name="T11">, expected2)</text:span></text:p>
      <text:p text:style-name="P17"><text:span text:style-name="T11"><text:s text:c="8"/></text:span></text:p>
      <text:p text:style-name="P17"><text:span text:style-name="T8">if</text:span><text:span text:style-name="T11"> __name__ == </text:span><text:span text:style-name="T4">"__main__"</text:span><text:span text:style-name="T11">:</text:span></text:p>
      <text:p text:style-name="P17"><text:span text:style-name="T11"><text:s text:c="4"/></text:span><text:span text:style-name="T28">#import </text:span><text:span text:style-name="T31">sys</text:span><text:span text:style-name="T28">;sys.argv = ['', 'Test.testName']</text:span></text:p>
      <text:p text:style-name="P17"><text:span text:style-name="T11"><text:s text:c="4"/>unittest.main()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rebuchet MS" svg:font-family="'Trebuchet MS'"/>
    <style:font-face style:name="DejaVu Sans" svg:font-family="'DejaVu Sans'" style:font-family-generic="swiss"/>
    <style:font-face style:name="Monospace" svg:font-family="Monospace" style:font-family-generic="swiss"/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onospace1" svg:font-family="Monospace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CODE" style:family="paragraph" style:parent-style-name="Text_20_body" style:class="text" style:master-page-name="">
      <style:paragraph-properties fo:margin-top="0cm" fo:margin-bottom="0cm" style:contextual-spacing="false" fo:line-height="100%" style:page-number="auto" fo:background-color="#cccccc" fo:padding="0.25cm" fo:border="0.06pt solid #000000" style:shadow="none">
        <style:background-image/>
      </style:paragraph-properties>
      <style:text-properties style:font-name="Courier New" fo:font-size="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0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7</meta:editing-cycles>
    <dc:date>2014-04-12T14:19:41</dc:date>
    <meta:editing-duration>P1DT22H25M45S</meta:editing-duration>
    <meta:document-statistic meta:table-count="0" meta:image-count="0" meta:object-count="0" meta:page-count="4" meta:paragraph-count="158" meta:word-count="835" meta:character-count="6770" meta:non-whitespace-character-count="5105"/>
  </office:meta>
</office:document-meta>
</file>